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8a0d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Q_0"/><text:bookmark text:name="Questions"/>My father is going to --------------------- a new carpet in the dining room.</text:p>
        </text:list-item>
      </text:list>
      <text:section text:style-name="Sect1" text:name="MainDiv">
        <text:list text:continue-numbering="true" text:style-name="L1">
          <text:list-item>
            <text:list>
              <text:list-item>
                <text:p text:style-name="P1"><text:bookmark text:name="Q_0_0"/> <text:span text:style-name="T1">x</text:span> lay</text:p>
              </text:list-item>
              <text:list-item>
                <text:p text:style-name="P1"><text:bookmark text:name="Q_0_1"/>  lie</text:p>
              </text:list-item>
            </text:list>
          </text:list-item>
          <text:list-item>
            <text:p text:style-name="P1"><text:bookmark text:name="Q_1"/>Can I ---------------- your car to go to the shops?</text:p>
            <text:list>
              <text:list-item>
                <text:p text:style-name="P1"><text:bookmark text:name="Q_1_0"/>  lend</text:p>
              </text:list-item>
              <text:list-item>
                <text:p text:style-name="P1"><text:bookmark text:name="Q_1_1"/> <text:span text:style-name="T1">x</text:span> borrow</text:p>
              </text:list-item>
            </text:list>
          </text:list-item>
          <text:list-item>
            <text:p text:style-name="P1"><text:bookmark text:name="Q_2"/>Don't forget to ----------------- your phrasal verbs.</text:p>
            <text:list>
              <text:list-item>
                <text:p text:style-name="P1"><text:bookmark text:name="Q_2_0"/>  practice</text:p>
              </text:list-item>
              <text:list-item>
                <text:p text:style-name="P1"><text:bookmark text:name="Q_2_1"/> <text:span text:style-name="T1">x</text:span> practise</text:p>
              </text:list-item>
            </text:list>
          </text:list-item>
          <text:list-item>
            <text:p text:style-name="P1"><text:bookmark text:name="Q_3"/>Be careful with that painting; it's -------------------.</text:p>
            <text:list>
              <text:list-item>
                <text:p text:style-name="P1"><text:bookmark text:name="Q_3_0"/> <text:span text:style-name="T1">x</text:span> priceless</text:p>
              </text:list-item>
              <text:list-item>
                <text:p text:style-name="P1"><text:bookmark text:name="Q_3_1"/>  valueless</text:p>
              </text:list-item>
            </text:list>
          </text:list-item>
          <text:list-item>
            <text:p text:style-name="P1"><text:bookmark text:name="Q_4"/>She refuses to eat meat on -----------------------.</text:p>
            <text:list>
              <text:list-item>
                <text:p text:style-name="P1"><text:bookmark text:name="Q_4_0"/>  principal</text:p>
              </text:list-item>
              <text:list-item>
                <text:p text:style-name="P1"><text:bookmark text:name="Q_4_1"/> <text:span text:style-name="T1">x</text:span> principle</text:p>
              </text:list-item>
            </text:list>
          </text:list-item>
          <text:list-item>
            <text:p text:style-name="P1"><text:bookmark text:name="Q_5"/>The ----------------------- wants to see you in her office.</text:p>
            <text:list>
              <text:list-item>
                <text:p text:style-name="P1"><text:bookmark text:name="Q_5_0"/>  principle</text:p>
              </text:list-item>
              <text:list-item>
                <text:p text:style-name="P1"><text:bookmark text:name="Q_5_1"/> <text:span text:style-name="T1">x</text:span> principale</text:p>
              </text:list-item>
            </text:list>
          </text:list-item>
          <text:list-item>
            <text:p text:style-name="P1"><text:bookmark text:name="Q_6"/>The country's ------------------ products are paper and wood.</text:p>
            <text:list>
              <text:list-item>
                <text:p text:style-name="P1"><text:bookmark text:name="Q_6_0"/>  principle</text:p>
              </text:list-item>
              <text:list-item>
                <text:p text:style-name="P1"><text:bookmark text:name="Q_6_1"/> <text:span text:style-name="T1">x</text:span> principale</text:p>
              </text:list-item>
            </text:list>
          </text:list-item>
          <text:list-item>
            <text:p text:style-name="P1"><text:bookmark text:name="Q_7"/>We talked about the ------------------ s of nuclear physics.</text:p>
            <text:list>
              <text:list-item>
                <text:p text:style-name="P1"><text:bookmark text:name="Q_7_0"/> <text:span text:style-name="T1">x</text:span> principle</text:p>
              </text:list-item>
              <text:list-item>
                <text:p text:style-name="P1"><text:bookmark text:name="Q_7_1"/>  principale</text:p>
              </text:list-item>
            </text:list>
          </text:list-item>
          <text:list-item>
            <text:p text:style-name="P1"><text:bookmark text:name="Q_8"/>Does the sun --------------- in the east or the west?</text:p>
            <text:list>
              <text:list-item>
                <text:p text:style-name="P1"><text:bookmark text:name="Q_8_0"/>  raise</text:p>
              </text:list-item>
              <text:list-item>
                <text:p text:style-name="P1"><text:bookmark text:name="Q_8_1"/> <text:span text:style-name="T1">x</text:span> rise</text:p>
              </text:list-item>
            </text:list>
          </text:list-item>
          <text:list-item>
            <text:p text:style-name="P1"><text:bookmark text:name="Q_9"/>Goods cannot be exchanged unless a sales ---------------- is shown.</text:p>
            <text:list>
              <text:list-item>
                <text:p text:style-name="P1"><text:bookmark text:name="Q_9_0"/>  recipe</text:p>
              </text:list-item>
              <text:list-item>
                <text:p text:style-name="P1"><text:bookmark text:name="Q_9_1"/> <text:span text:style-name="T1">x</text:span> receipt</text:p>
              </text:list-item>
            </text:list>
          </text:list-item>
          <text:list-item>
            <text:p text:style-name="P1"><text:bookmark text:name="Q_10"/>Would you ---------------- me to finish early tonight?</text:p>
            <text:list>
              <text:list-item>
                <text:p text:style-name="P1"><text:bookmark text:name="Q_10_0"/>  remember</text:p>
              </text:list-item>
              <text:list-item>
                <text:p text:style-name="P1"><text:bookmark text:name="Q_10_1"/> <text:span text:style-name="T1">x</text:span> remind</text:p>
              </text:list-item>
            </text:list>
          </text:list-item>
          <text:list-item>
            <text:p text:style-name="P1"><text:bookmark text:name="Q_11"/>I adore the beautiful ------------------- in the Lake District.</text:p>
            <text:list>
              <text:list-item>
                <text:p text:style-name="P1"><text:bookmark text:name="Q_11_0"/> <text:span text:style-name="T1">x</text:span> scenery</text:p>
              </text:list-item>
              <text:list-item>
                <text:p text:style-name="P1"><text:bookmark text:name="Q_11_1"/>  view</text:p>
              </text:list-item>
            </text:list>
          </text:list-item>
          <text:list-item>
            <text:p text:style-name="P1"><text:bookmark text:name="Q_12"/>She's very -------------------- and is easily upset.</text:p>
            <text:list>
              <text:list-item>
                <text:p text:style-name="P1"><text:bookmark text:name="Q_12_0"/> <text:span text:style-name="T1">x</text:span> sensitive</text:p>
              </text:list-item>
              <text:list-item>
                <text:p text:style-name="P1"><text:bookmark text:name="Q_12_1"/>  sensible</text:p>
              </text:list-item>
            </text:list>
          </text:list-item>
          <text:list-item>
            <text:p text:style-name="P1"><text:bookmark text:name="Q_13"/>Can you ------------------- this cheque to the bank for me please?</text:p>
            <text:list>
              <text:list-item>
                <text:p text:style-name="P1"><text:bookmark text:name="Q_13_0"/> <text:span text:style-name="T1">x</text:span> take</text:p>
              </text:list-item>
              <text:list-item>
                <text:p text:style-name="P1"><text:bookmark text:name="Q_13_1"/>  bring</text:p>
              </text:list-item>
            </text:list>
          </text:list-item>
          <text:list-item>
            <text:p text:style-name="P1"><text:bookmark text:name="Q_14"/>Her jewels were all imitations; they were quite --------------------.</text:p>
            <text:list>
              <text:list-item>
                <text:p text:style-name="P1"><text:bookmark text:name="Q_14_0"/>  priceless</text:p>
              </text:list-item>
              <text:list-item>
                <text:p text:style-name="P2"><text:bookmark text:name="Q_14_1"/> <text:span text:style-name="T1">x</text:span> valueless</text:p>
              </text:list-item>
            </text:list>
          </text:list-item>
        </text:list>
      </text:section>
      <text:section text:style-name="Sect1" text:name="BottomNavBar">
        <text:p text:style-name="P3"><text:soft-page-break/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2T07:29:48.928000000</meta:creation-date>
    <dc:date>2026-01-22T12:30:48.890253140</dc:date>
    <meta:editing-duration>PT11M9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45" meta:word-count="227" meta:character-count="1278" meta:non-whitespace-character-count="1099"/>
  </office:meta>
</office:document-meta>
</file>